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margin-top="0cm" fo:margin-bottom="0cm"/>
    </style:style>
    <style:style style:name="P2" style:family="paragraph" style:parent-style-name="Code">
      <style:paragraph-properties fo:margin-top="0cm" fo:margin-bottom="0cm"/>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 style:family="paragraph" style:parent-style-name="Code">
      <style:paragraph-properties fo:margin-top="0cm" fo:margin-bottom="0cm"/>
      <style:text-properties style:use-window-font-color="true" style:font-name="Nimbus Mono L1" fo:font-style="normal" fo:font-weight="bold" style:font-name-asian="DejaVu Sans" style:font-size-asian="10pt" style:font-style-asian="normal" style:font-weight-asian="bold" style:font-name-complex="Tahoma" style:font-size-complex="10pt" style:font-style-complex="normal" style:font-weight-complex="bold"/>
    </style:style>
    <style:style style:name="P4" style:family="paragraph" style:parent-style-name="Text_20_body">
      <style:text-properties style:use-window-font-color="true" fo:font-style="normal" style:font-name-asian="DejaVu Sans" style:font-style-asian="normal" style:font-name-complex="Tahoma" style:font-style-complex="normal"/>
    </style:style>
    <style:style style:name="P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6" style:family="paragraph" style:parent-style-name="Text_20_body">
      <style:paragraph-properties fo:text-align="justify" style:justify-single-word="false" fo:padding="0cm" fo:border="none"/>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7" style:family="paragraph" style:parent-style-name="Text_20_body">
      <style:paragraph-properties fo:text-align="start" style:justify-single-word="false" fo:padding="0cm" fo:border="none"/>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8" style:family="paragraph" style:parent-style-name="Text_20_body">
      <style:paragraph-properties fo:text-align="start" style:justify-single-word="false" fo:padding="0cm" fo:border="none"/>
      <style:text-properties style:use-window-font-color="true" style:font-name="Times New Roman" fo:font-size="12pt" fo:font-style="normal" style:text-underline-style="solid" style:text-underline-width="auto" style:text-underline-color="font-color" fo:font-weight="bold" style:font-name-asian="DejaVu Sans" style:font-size-asian="10.5pt" style:font-style-asian="normal" style:font-weight-asian="bold" style:font-name-complex="Tahoma" style:font-size-complex="12pt" style:font-style-complex="normal" style:font-weight-complex="bold"/>
    </style:style>
    <style:style style:name="P9" style:family="paragraph" style:parent-style-name="Text_20_body">
      <style:paragraph-properties fo:text-align="start" style:justify-single-word="false" fo:padding="0cm" fo:border="none"/>
      <style:text-properties style:use-window-font-color="true" style:font-name="Times New Roman" fo:font-size="12pt" fo:font-style="normal" style:text-underline-style="none" fo:font-weight="normal" style:font-name-asian="DejaVu Sans" style:font-size-asian="10.5pt" style:font-style-asian="normal" style:font-weight-asian="normal" style:font-name-complex="Tahoma" style:font-size-complex="12pt" style:font-style-complex="normal" style:font-weight-complex="normal"/>
    </style:style>
    <style:style style:name="P10" style:family="paragraph" style:parent-style-name="Text_20_body">
      <style:paragraph-properties fo:text-align="justify" style:justify-single-word="false" fo:padding="0cm" fo:border="none"/>
    </style:style>
    <style:style style:name="P11" style:family="paragraph" style:parent-style-name="Heading_20_2">
      <style:paragraph-properties fo:margin-top="0.423cm" fo:margin-bottom="0.212cm" fo:keep-with-next="always"/>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12"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13" style:family="paragraph" style:parent-style-name="Heading_20_2">
      <style:paragraph-properties fo:margin-top="0.423cm" fo:margin-bottom="0.212cm"/>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14" style:family="paragraph" style:parent-style-name="Heading_20_2">
      <style:paragraph-properties fo:margin-top="0.423cm" fo:margin-bottom="0.212cm"/>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15" style:family="paragraph" style:parent-style-name="Text_20_body" style:list-style-name="L1"/>
    <style:style style:name="P16" style:family="paragraph" style:parent-style-name="Text_20_body">
      <style:paragraph-properties fo:text-align="start" style:justify-single-word="false" fo:padding="0cm" fo:border="none"/>
    </style:style>
    <style:style style:name="P17" style:family="paragraph" style:parent-style-name="Text_20_body">
      <style:paragraph-properties fo:text-align="start" style:justify-single-word="false" fo:break-before="page" fo:padding="0cm" fo:border="none"/>
    </style:style>
    <style:style style:name="P18" style:family="paragraph" style:parent-style-name="Heading_20_1">
      <style:paragraph-properties fo:margin-top="0.423cm" fo:margin-bottom="0.212cm" fo:padding="0cm"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T1"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2"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3" style:family="text">
      <style:text-properties style:use-window-font-color="true" fo:font-weight="normal" style:font-name-asian="DejaVu Sans" style:font-style-asian="italic" style:font-weight-asian="normal" style:font-name-complex="Tahoma" style:font-size-complex="12pt" style:font-style-complex="italic" style:font-weight-complex="normal"/>
    </style:style>
    <style:style style:name="T4" style:family="text">
      <style:text-properties style:use-window-font-color="true" fo:font-weight="normal" style:font-name-asian="DejaVu Sans" style:font-weight-asian="normal" style:font-name-complex="Tahoma" style:font-size-complex="12pt" style:font-weight-complex="normal"/>
    </style:style>
    <style:style style:name="T5" style:family="text">
      <style:text-properties style:use-window-font-color="true" style:font-name="Apple Garamond Light" fo:font-size="12pt" style:text-underline-style="none" fo:font-weight="normal" style:font-name-asian="DejaVu Sans" style:font-size-asian="10.5pt" style:font-weight-asian="normal" style:font-name-complex="Tahoma" style:font-size-complex="12pt" style:font-weight-complex="normal"/>
    </style:style>
    <style:style style:name="T6" style:family="text">
      <style:text-properties style:use-window-font-color="true" style:text-underline-style="none" fo:font-weight="normal" style:font-name-asian="DejaVu Sans" style:font-style-asian="italic" style:font-weight-asian="normal" style:font-name-complex="Tahoma" style:font-size-complex="12pt" style:font-style-complex="italic" style:font-weight-complex="normal"/>
    </style:style>
    <style:style style:name="T7"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8" style:family="text">
      <style:text-properties style:use-window-font-color="true" style:font-name="Times New Roman" fo:font-size="12pt" style:text-underline-style="none" fo:font-weight="normal" style:font-name-asian="DejaVu Sans" style:font-size-asian="10.5pt" style:font-weight-asian="normal" style:font-name-complex="Tahoma" style:font-size-complex="12pt" style:font-weight-complex="normal"/>
    </style:style>
    <style:style style:name="T9"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Times New Roman" fo:font-size="12pt"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oops</text:h>
      <text:p text:style-name="P5"><draw:frame draw:style-name="fr1" draw:name="graphics34" text:anchor-type="paragraph" svg:width="16.933cm" svg:height="0.132cm" draw:z-index="0"><draw:image xlink:href="../../../../../../usr/lib/openoffice/basis3.2/share/gallery/rulers/blurulr6.gif" xlink:type="simple" xlink:show="embed" xlink:actuate="onLoad"/></draw:frame></text:p>
      <text:p text:style-name="P6">At times you might need to do some <text:s/>repetitive task lets say that I want to write a rocket countdown program, I want to create a automated robot that count down for rockets, when the count is fished it says “Blast Off”, lets write one and see</text:p>
      <text:p text:style-name="P2"># count_down.rb</text:p>
      <text:p text:style-name="P2"/>
      <text:p text:style-name="P2"># Zigor tells about itself</text:p>
      <text:p text:style-name="P2">puts "Hello, I am Zigor...."</text:p>
      <text:p text:style-name="P2">puts "I count down for rockets"</text:p>
      <text:p text:style-name="P2"># Count down starts </text:p>
      <text:p text:style-name="P2">puts 10</text:p>
      <text:p text:style-name="P2">p 9 # p is a short form for puts</text:p>
      <text:p text:style-name="P2">p 8</text:p>
      <text:p text:style-name="P2">p 7</text:p>
      <text:p text:style-name="P2">p 6</text:p>
      <text:p text:style-name="P2">p 5</text:p>
      <text:p text:style-name="P2">p 4</text:p>
      <text:p text:style-name="P2">p 3</text:p>
      <text:p text:style-name="P2">p 2</text:p>
      <text:p text:style-name="P2">p 1</text:p>
      <text:p text:style-name="P2">p "Blast Off!"</text:p>
      <text:p text:style-name="P10">Well I hope you understand he program above. There is <text:span text:style-name="T7">one</text:span> thing I would like to explain, p is a short form of puts, rather than writing puts one can use p and get the same result. The above program when run prints the following</text:p>
      <text:p text:style-name="P2">Hello, I am Zigor.... </text:p>
      <text:p text:style-name="P2">I count down for rockets </text:p>
      <text:p text:style-name="P2">10 </text:p>
      <text:p text:style-name="P2">9 </text:p>
      <text:p text:style-name="P2">8 </text:p>
      <text:p text:style-name="P2">7 </text:p>
      <text:p text:style-name="P2">6 </text:p>
      <text:p text:style-name="P2">5 </text:p>
      <text:p text:style-name="P2">4 </text:p>
      <text:p text:style-name="P2">3 </text:p>
      <text:p text:style-name="P2">2 </text:p>
      <text:p text:style-name="P2">1 </text:p>
      <text:p text:style-name="P2">"Blast Off!" </text:p>
      <text:p text:style-name="P10">So a perfect execution, but we can make this more <text:span text:style-name="T7">efficient</text:span>, we will soon see how</text:p>
      <text:h text:style-name="P11" text:outline-level="2"><text:alphabetical-index-mark-start text:id="IMark154954788"/>downto<text:alphabetical-index-mark-end text:id="IMark154954788"/></text:h>
      <text:p text:style-name="P5">In your text editor type the following program</text:p>
      <text:p text:style-name="P2"># count_down_1.rb</text:p>
      <text:p text:style-name="P2"/>
      <text:p text:style-name="P2"># Zigor tells about itself</text:p>
      <text:p text:style-name="P2">puts "Hello, I am Zigor...."</text:p>
      <text:p text:style-name="P2">puts "I count down for rockets"</text:p>
      <text:p text:style-name="P2"># Count down starts </text:p>
      <text:p text:style-name="P3">10.downto 1 do |num|</text:p>
      <text:p text:style-name="P3"><text:tab/>p num</text:p>
      <text:p text:style-name="P3">end</text:p>
      <text:p text:style-name="P2">p "Blast Off!"</text:p>
      <text:p text:style-name="P10">Run it and see. Well your program <text:span text:style-name="T7">uses</text:span> up a lot less code and yet it produces he same result! To know how the program runs, look at the code highlighted notice the thing <text:span text:style-name="Code_20_Char">10.</text:span><text:alphabetical-index-mark-start text:id="IMark154956532"/><text:span text:style-name="Code_20_Char">downto</text:span><text:alphabetical-index-mark-end text:id="IMark154956532"/><text:span text:style-name="Code_20_Char"> 1</text:span> , this <text:soft-page-break/>statement make Zigor count down from 10 to 1 , while it count downs you can do some thing with the countdown value , you can put some code in the loop block. The loop starts with a <text:span text:style-name="Code_20_Char">do</text:span> and ends when it encounters a <text:span text:style-name="Code_20_Char">end </text:span>command. Any code you put should be between the <text:span text:style-name="Code_20_Char">do</text:span> and <text:span text:style-name="Code_20_Char">end</text:span> block<text:note text:id="ftn1" text:note-class="footnote"><text:note-citation>1</text:note-citation><text:note-body><text:p text:style-name="Footnote">You can use open and closed flower / curly brackets { and } instead of do and end in Ruby</text:p></text:note-body></text:note>. As shown below</text:p>
      <text:p text:style-name="P2">10.<text:alphabetical-index-mark-start text:id="IMark154963132"/>downto<text:alphabetical-index-mark-end text:id="IMark154963132"/> 1 do </text:p>
      <text:p text:style-name="P2"><text:tab/># do some thing! Anything!!</text:p>
      <text:p text:style-name="P2">end</text:p>
      <text:p text:style-name="P10">So between the do and end <text:s/>( technically its called a block ) <text:span text:style-name="T7">you</text:span> can put the code to print the count down number. First how to get the number, we will get it in a variable called num, so we rewrite the code as shown</text:p>
      <text:p text:style-name="P1"><text:span text:style-name="T1">10.</text:span><text:alphabetical-index-mark-start text:id="IMark154954372"/><text:span text:style-name="T1">downto</text:span><text:alphabetical-index-mark-end text:id="IMark154954372"/><text:span text:style-name="T1"> 1 do |num|</text:span></text:p>
      <text:p text:style-name="P2"><text:tab/># put the printing stuff here</text:p>
      <text:p text:style-name="P2">end</text:p>
      <text:p text:style-name="P10">Notice above that num is surrounded by| and |. All we need <text:span text:style-name="T7">to</text:span> do now is to print it, so we just print it!</text:p>
      <text:p text:style-name="P2">10.<text:alphabetical-index-mark-start text:id="IMark154954276"/>downto<text:alphabetical-index-mark-end text:id="IMark154954276"/> 1 do |num|</text:p>
      <text:p text:style-name="P2"><text:tab/>p num</text:p>
      <text:p text:style-name="P2">end</text:p>
      <text:h text:style-name="P13" text:outline-level="2"><text:alphabetical-index-mark-start text:id="IMark154964668"/>times<text:alphabetical-index-mark-end text:id="IMark154964668"/></text:h>
      <text:p text:style-name="P10"><text:alphabetical-index-mark-start text:id="IMark154958956"/>times<text:alphabetical-index-mark-end text:id="IMark154958956"/> is a very simple loop, if you want to get a <text:span text:style-name="T7">code</text:span> executed <text:s/>N number of <text:alphabetical-index-mark-start text:id="IMark154961652"/>times<text:alphabetical-index-mark-end text:id="IMark154961652"/> you put the code in it. Now lets see what Zigor knows</text:p>
      <text:p text:style-name="P2"># times.rb</text:p>
      <text:p text:style-name="P2"/>
      <text:p text:style-name="P2">puts "Hi, I am Zigor"</text:p>
      <text:p text:style-name="P2">puts "I am going to tell what I know"</text:p>
      <text:p text:style-name="P2">7.<text:alphabetical-index-mark-start text:id="IMark154954276"/>times<text:alphabetical-index-mark-end text:id="IMark154954276"/>{</text:p>
      <text:p text:style-name="P2"><text:tab/>puts "I know something"</text:p>
      <text:p text:style-name="P2">}</text:p>
      <text:p text:style-name="P5">Well when executed the program prints the following</text:p>
      <text:p text:style-name="P2">Hi, I am Zigor </text:p>
      <text:p text:style-name="P2">I am going to tell what I know </text:p>
      <text:p text:style-name="P2">I know something </text:p>
      <text:p text:style-name="P2">I know something </text:p>
      <text:p text:style-name="P2">I know something </text:p>
      <text:p text:style-name="P2">I know something </text:p>
      <text:p text:style-name="P2">I know something </text:p>
      <text:p text:style-name="P2">I know something </text:p>
      <text:p text:style-name="P2">I know something</text:p>
      <text:p text:style-name="P5">Zigor tells that it knows something seven <text:alphabetical-index-mark-start text:id="IMark154956636"/>times<text:alphabetical-index-mark-end text:id="IMark154956636"/>.</text:p>
      <text:p text:style-name="P10">OK we have made change in the program, we are printing the count variable this time, type the program below and execute </text:p>
      <text:p text:style-name="P2"># times_1.rb</text:p>
      <text:p text:style-name="P2"/>
      <text:p text:style-name="P2">puts "Hi, I am Zigor"</text:p>
      <text:p text:style-name="P2">puts "I am going to tell what I know"</text:p>
      <text:p text:style-name="P2">7.<text:alphabetical-index-mark-start text:id="IMark154954276"/>times<text:alphabetical-index-mark-end text:id="IMark154954276"/>{ |a|</text:p>
      <text:p text:style-name="P2"><text:tab/>puts "#{a}. I know something"</text:p>
      <text:p text:style-name="P2">}</text:p>
      <text:p text:style-name="P5">Here is what you get the result</text:p>
      <text:p text:style-name="P2">Hi, I am Zigor </text:p>
      <text:p text:style-name="P2">I am going to tell what I know </text:p>
      <text:p text:style-name="P2">0. I know something </text:p>
      <text:p text:style-name="P2">1. I know something </text:p>
      <text:p text:style-name="P2"><text:soft-page-break/>2. I know something </text:p>
      <text:p text:style-name="P2">3. I know something </text:p>
      <text:p text:style-name="P2">4. I know something </text:p>
      <text:p text:style-name="P2">5. I know something </text:p>
      <text:p text:style-name="P1"><text:span text:style-name="T1">6. I know something</text:span> </text:p>
      <text:p text:style-name="P10">Why its counting from zero to six rather than one to seven? Well if all happens as you want, there will be no need of programmers like you and me, so don't bother. Notice that in these programs we use <text:span text:style-name="Code_20_Char">{ </text:span>and <text:span text:style-name="Code_20_Char">}</text:span> rather than <text:span text:style-name="Code_20_Char">do</text:span> and <text:span text:style-name="Code_20_Char">end</text:span>. Well, Ruby encourages different styles of programming.</text:p>
      <text:h text:style-name="P11" text:outline-level="2"><text:alphabetical-index-mark-start text:id="IMark154633500"/>upto<text:alphabetical-index-mark-end text:id="IMark154633500"/></text:h>
      <text:p text:style-name="Text_20_body"><text:alphabetical-index-mark-start text:id="IMark154633620"/><text:span text:style-name="Code_20_Char"><text:span text:style-name="T6">upto</text:span></text:span><text:alphabetical-index-mark-end text:id="IMark154633620"/> counts some number <text:alphabetical-index-mark-start text:id="IMark158262252"/><text:span text:style-name="Code_20_Char"><text:span text:style-name="T6">upto</text:span></text:span><text:alphabetical-index-mark-end text:id="IMark158262252"/> some other number. Its like <text:alphabetical-index-mark-start text:id="IMark157752060"/><text:span text:style-name="Code_20_Char"><text:span text:style-name="T6">downto</text:span></text:span><text:alphabetical-index-mark-end text:id="IMark157752060"/> in reverse. Type in the program below and execute it</text:p>
      <text:p text:style-name="P2"># upto.rb</text:p>
      <text:p text:style-name="P2"/>
      <text:p text:style-name="P2"># <text:alphabetical-index-mark-start text:id="IMark149638308"/>upto<text:alphabetical-index-mark-end text:id="IMark149638308"/> is <text:alphabetical-index-mark-start text:id="IMark154964220"/>downto<text:alphabetical-index-mark-end text:id="IMark154964220"/> in reverse</text:p>
      <text:p text:style-name="P2">17.<text:alphabetical-index-mark-start text:id="IMark149638308"/>upto<text:alphabetical-index-mark-end text:id="IMark149638308"/> 23 do |i|</text:p>
      <text:p text:style-name="P2"><text:tab/>print "#{i}, "</text:p>
      <text:p text:style-name="P2">end</text:p>
      <text:p text:style-name="P10">And here is how the output looks like</text:p>
      <text:p text:style-name="P2">17, 18, 19, 20, 21, 22, 23,</text:p>
      <text:h text:style-name="P11" text:outline-level="2"><text:alphabetical-index-mark-start text:id="IMark154962532"/>step<text:alphabetical-index-mark-end text:id="IMark154962532"/></text:h>
      <text:p text:style-name="P10"><text:alphabetical-index-mark-start text:id="IMark154633620"/><text:span text:style-name="Code_20_Char">step</text:span><text:alphabetical-index-mark-end text:id="IMark154633620"/> loop can be thought as combination of <text:span text:style-name="Code_20_Char"><text:span text:style-name="T2">upto</text:span></text:span> and <text:span text:style-name="Code_20_Char"><text:span text:style-name="T2">downto</text:span></text:span> all packed in one, execute the code shown below</text:p>
      <text:p text:style-name="P2"># <text:alphabetical-index-mark-start text:id="IMark154962236"/>step<text:alphabetical-index-mark-end text:id="IMark154962236"/>_1.rb</text:p>
      <text:p text:style-name="P2"># explains <text:alphabetical-index-mark-start text:id="IMark149638308"/>step<text:alphabetical-index-mark-end text:id="IMark149638308"/> function</text:p>
      <text:p text:style-name="P2">1.<text:alphabetical-index-mark-start text:id="IMark149638308"/>step<text:alphabetical-index-mark-end text:id="IMark149638308"/> 10 do |i|</text:p>
      <text:p text:style-name="P2"><text:s/>print "#{i}, "</text:p>
      <text:p text:style-name="P2">end</text:p>
      <text:p text:style-name="P10">and here is the result. This is very similar to upto! Don't you see!!</text:p>
      <text:p text:style-name="P2">1, 2, 3, 4, 5, 6, 7, 8, 9, 10,</text:p>
      <text:p text:style-name="P10">Now lets modify the program, modify the program as shown below and save in it another name</text:p>
      <text:p text:style-name="P2"># <text:alphabetical-index-mark-start text:id="IMark154962940"/>step<text:alphabetical-index-mark-end text:id="IMark154962940"/>_2.rb</text:p>
      <text:p text:style-name="P2"># explains <text:alphabetical-index-mark-start text:id="IMark149638308"/>step<text:alphabetical-index-mark-end text:id="IMark149638308"/> function</text:p>
      <text:p text:style-name="P2">10.<text:alphabetical-index-mark-start text:id="IMark154962940"/>step<text:alphabetical-index-mark-end text:id="IMark154962940"/> 1 do |i|</text:p>
      <text:p text:style-name="P2"><text:s/>print "#{i}, "</text:p>
      <text:p text:style-name="P2">end</text:p>
      <text:p text:style-name="P10">When executed this program produces no output. What have we done wrong? Modify the program as shown below and run it</text:p>
      <text:p text:style-name="P2"># step_3.rb</text:p>
      <text:p text:style-name="P2"># explains step function</text:p>
      <text:p text:style-name="P2"># this time its stepping down</text:p>
      <text:p text:style-name="P2">10.<text:alphabetical-index-mark-start text:id="IMark154962940"/>step<text:alphabetical-index-mark-end text:id="IMark154962940"/> 1, -1 do |i|</text:p>
      <text:p text:style-name="P2"><text:s/>print "#{i}, "</text:p>
      <text:p text:style-name="P2">end</text:p>
      <text:p text:style-name="P5">Well here is the output of the program</text:p>
      <text:p text:style-name="P2">10, 9, 8, 7, 6, 5, 4, 3, 2, 1,</text:p>
      <text:p text:style-name="P10">What goes on in step? <text:s/>step receives three inputs, consider the code shown below</text:p>
      <text:p text:style-name="P2">10.step 1, -1</text:p>
      <text:p text:style-name="P10">The first one is the number that calls step is taken as the initial number, in the above case it is 10. Next is the ending number this case it is 1, that is this function counts from 10 to 1, we must descend in this case, so the count must be in steps of -1.</text:p>
      <text:p text:style-name="P10">I can modify he same program to print even numbers in 10 to 1 as shown</text:p>
      <text:p text:style-name="P2"><text:soft-page-break/># step_4.rb</text:p>
      <text:p text:style-name="P2"># explains step function</text:p>
      <text:p text:style-name="P2"># this time its stepping down</text:p>
      <text:p text:style-name="P2">p "Even numbers between 10 and 1:"</text:p>
      <text:p text:style-name="P2">10.step 1, -2 do |i|</text:p>
      <text:p text:style-name="P2"><text:tab/>print "#{i}, "</text:p>
      <text:p text:style-name="P2">end</text:p>
      <text:p text:style-name="P5">This program prints the following output</text:p>
      <text:p text:style-name="P2">10, 8, 6, 4, 2, </text:p>
      <text:p text:style-name="Text_20_body">Lets now try a program that will print even numbers from one to 10, this time in ascending order </text:p>
      <text:p text:style-name="P2"># step_5.rb</text:p>
      <text:p text:style-name="P2"># explains step function</text:p>
      <text:p text:style-name="P2"># this time its stepping upby two counts each loop</text:p>
      <text:p text:style-name="P2">p "Even numbers between 1 and 10:"</text:p>
      <text:p text:style-name="P2"><text:span text:style-name="T11">2.step 10, 2</text:span> do |i|</text:p>
      <text:p text:style-name="P2"><text:tab/>print "#{i}, "</text:p>
      <text:p text:style-name="P2">end</text:p>
      <text:p text:style-name="Text_20_body">Output</text:p>
      <text:p text:style-name="P2">"Even numbers between 1 and 10:" </text:p>
      <text:p text:style-name="P2">2, 4, 6, 8, 10,</text:p>
      <text:p text:style-name="Text_20_body">See the highlighted or darkened code above. We have started from 2,we will end at 10 and we jump each loop by steps of 2. Inside the loop we simply print the iterating value which is captured in variable <text:span text:style-name="Code_20_Char"><text:span text:style-name="T6">i</text:span></text:span>.</text:p>
      <text:h text:style-name="P12" text:outline-level="2"><text:alphabetical-index-mark-start text:id="IMark154962532"/>while<text:alphabetical-index-mark-end text:id="IMark154962532"/></text:h>
      <text:p text:style-name="Text_20_body">While loop is a loop that <text:s/>does something till a condition is satisfied. Read the code below</text:p>
      <text:p text:style-name="P2"># <text:alphabetical-index-mark-start text:id="IMark157950076"/>while<text:alphabetical-index-mark-end text:id="IMark157950076"/>.rb</text:p>
      <text:p text:style-name="P2">i=1</text:p>
      <text:p text:style-name="P2"><text:alphabetical-index-mark-start text:id="IMark157950076"/>while<text:alphabetical-index-mark-end text:id="IMark157950076"/> i&lt;=10 do </text:p>
      <text:p text:style-name="P2"><text:tab/>print "#{i}, "</text:p>
      <text:p text:style-name="P2"><text:tab/>i+=1</text:p>
      <text:p text:style-name="P2">end</text:p>
      <text:p text:style-name="P5">when executed, it produces the following output.</text:p>
      <text:p text:style-name="P2">1, 2, 3, 4, 5, 6, 7, 8, 9, 10, </text:p>
      <text:p text:style-name="Text_20_body">Lets now see how an while loop works. A while loop normally has four important parts</text:p>
      <text:list xml:id="list629012914" text:style-name="L1">
        <text:list-item>
          <text:p text:style-name="P15">Initialization</text:p>
        </text:list-item>
        <text:list-item>
          <text:p text:style-name="P15">Condition check</text:p>
        </text:list-item>
        <text:list-item>
          <text:p text:style-name="P15">Loop body</text:p>
        </text:list-item>
        <text:list-item>
          <text:p text:style-name="P15">Updation</text:p>
        </text:list-item>
      </text:list>
      <text:p text:style-name="P8">Initialization</text:p>
      <text:p text:style-name="Text_20_body">See the statement <text:s/><text:span text:style-name="Code_20_Char">i=1</text:span> , here we initialize a variable named <text:span text:style-name="Code_20_Char">i</text:span> to value 1.</text:p>
      <text:p text:style-name="P8">Condition check</text:p>
      <text:p text:style-name="Text_20_body">See the statement while <text:span text:style-name="Code_20_Char">i&lt;=10</text:span> , in this statement we specify that we are starting a while loop, this while loop on every iteration checks the value of <text:span text:style-name="Code_20_Char"><text:span text:style-name="T6">i</text:span></text:span>,if its less than or equal 10 ten, the loops body gets blindly executed</text:p>
      <text:p text:style-name="P8">Loop body</text:p>
      <text:p text:style-name="Text_20_body"><text:span text:style-name="T8">Notice the do and end in the program. They encapsulate a piece of code. The do symbolizes the start of loop code block, the end symbolizes the end of loop code block. Between it we have some statements about which we will discuss soon. One of the statement is to print the value of </text:span><text:span text:style-name="Code_20_Char"><text:span text:style-name="T6">i</text:span></text:span><text:span text:style-name="T8">, which </text:span><text:soft-page-break/><text:span text:style-name="T8">is accomplished by</text:span><text:span text:style-name="T5"> </text:span><text:span text:style-name="Code_20_Char"><text:span text:style-name="T6">print "#{i}, "</text:span></text:span></text:p>
      <text:p text:style-name="P8">Updation</text:p>
      <text:p text:style-name="Text_20_body"><text:span text:style-name="T9">Lets say that we forgot to include</text:span><text:span text:style-name="Code_20_Char"><text:span text:style-name="T4"> </text:span></text:span><text:span text:style-name="Code_20_Char"><text:span text:style-name="T3">i+=1</text:span></text:span><text:span text:style-name="T10"> </text:span><text:span text:style-name="T9"><text:s/>in the loop body,at </text:span><text:span text:style-name="T8">the</text:span><text:span text:style-name="T9"> end of each iteration the value of </text:span><text:span text:style-name="Code_20_Char"><text:span text:style-name="T3">i</text:span></text:span><text:span text:style-name="T9"> will always remain 1 and i will always remain less than 10 hence the loop will be executed infinite number of times and will print infinite 1's</text:span><text:span text:style-name="T10">,</text:span><text:span text:style-name="T9"> . In practical terms your program will crash with possible undesirable consequence. To avoid this we must include a updation statement. Here we have put </text:span><text:span text:style-name="Code_20_Char"><text:span text:style-name="T3">i+=1</text:span></text:span><text:span text:style-name="T9"> which increments </text:span><text:span text:style-name="Code_20_Char"><text:span text:style-name="T3">i</text:span></text:span><text:span text:style-name="T9"> by value one, every time an iteration continues, this ensures that </text:span><text:span text:style-name="Code_20_Char"><text:span text:style-name="T3">i&lt;=10</text:span></text:span><text:span text:style-name="T9"> to become false at some stage and hence the loops stops execution</text:span><text:span text:style-name="T9"><text:note text:id="ftn2" text:note-class="footnote"><text:note-citation>2</text:note-citation><text:note-body><text:p text:style-name="Footnote">Some cases a loop might be let to run infinite times (theoretically). Currently those things are outside the scope of this book.</text:p></text:note-body></text:note></text:span><text:span text:style-name="T9">.</text:span></text:p>
      <text:p text:style-name="P9">Hence we see that for a loop to work in an desirable manner we need to get these four parts into symphony.</text:p>
      <text:h text:style-name="P14" text:outline-level="2"><text:alphabetical-index-mark-start text:id="IMark157962972"/>until<text:alphabetical-index-mark-end text:id="IMark157962972"/></text:h>
      <text:p text:style-name="P7">While loop keeps going until a condition becomes false, until loop keeps going until a condition becomes true. Read the code below, type it in a text editor and execute it.</text:p>
      <text:p text:style-name="P2"># <text:alphabetical-index-mark-start text:id="IMark158068180"/>until<text:alphabetical-index-mark-end text:id="IMark158068180"/>.rb</text:p>
      <text:p text:style-name="P2">i=1</text:p>
      <text:p text:style-name="P2"><text:alphabetical-index-mark-start text:id="IMark157716940"/><text:span text:style-name="T11">until</text:span><text:alphabetical-index-mark-end text:id="IMark157716940"/><text:span text:style-name="T11"> i&gt;10</text:span> do </text:p>
      <text:p text:style-name="P2"><text:tab/>print "#{i}, "</text:p>
      <text:p text:style-name="P2"><text:tab/>i+=1</text:p>
      <text:p text:style-name="P2">end</text:p>
      <text:p text:style-name="Text_20_body">This is what you will get as result</text:p>
      <text:p text:style-name="Code">1, 2, 3, 4, 5, 6, 7, 8, 9, 10,</text:p>
      <text:p text:style-name="Text_20_body">So how this loop works? At <text:s/>first we do set <text:span text:style-name="Code_20_Char">i=1</text:span> , then we use the until command and say that until <text:span text:style-name="Code_20_Char">i</text:span> is greater than 10 keep doing some thing (look at the highlighted code). What should be done is said between the <text:span text:style-name="Code_20_Char">do</text:span> and <text:span text:style-name="Code_20_Char">end</text:span> key words. So till the condition fails the code in loops body will be executed, so we get 1 to 10 printed as output.</text:p>
      <text:h text:style-name="P12" text:outline-level="2">break</text:h>
      <text:p text:style-name="P4">Suppose you want to break away from an loop, you can use the <text:span text:style-name="Code_20_Char">break</text:span> command. An example is given below. In the example we will break if the iterating variable <text:span text:style-name="Code_20_Char">i</text:span> becomes 6. So numbers ranging only from 1 to 5 gets printed. When <text:span text:style-name="Code_20_Char">i</text:span> becomes 6 the loop breaks or terminates</text:p>
      <text:p text:style-name="P2">#break.rb</text:p>
      <text:p text:style-name="P2"/>
      <text:p text:style-name="P2">1.upto 10 do |i|</text:p>
      <text:p text:style-name="P2"><text:tab/><text:span text:style-name="T11">break</text:span> if i == 6</text:p>
      <text:p text:style-name="P2"><text:tab/>print "#{i}, "</text:p>
      <text:p text:style-name="P2">end</text:p>
      <text:p text:style-name="Text_20_body">When executed, the above program produces the following output</text:p>
      <text:p text:style-name="Code">1, 2, 3, 4, 5,</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_20_Char" style:display-name="Code Char" style:family="text">
      <style:text-properties style:font-name="Nimbus Mono L" fo:font-size="10pt" fo:font-style="oblique"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2$Build-9483</meta:generator>
    <dc:date>2010-09-18T21:08:51</dc:date>
    <dc:creator>Karthikeyan K</dc:creator>
    <meta:editing-duration>PT00H12M54S</meta:editing-duration>
    <meta:editing-cycles>11</meta:editing-cycles>
    <meta:document-statistic meta:table-count="0" meta:image-count="1" meta:object-count="0" meta:page-count="6" meta:paragraph-count="197" meta:word-count="1685" meta:character-count="8292"/>
  </office:meta>
</office:document-meta>
</file>